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5">
      <style:graphic-properties draw:fill="none" draw:stroke="solid" svg:stroke-width="0.00694in" svg:stroke-color="#4472c4" draw:marker-end="a554" svg:stroke-opacity="100%" draw:stroke-linejoin="miter" svg:stroke-linecap="butt"/>
    </style:style>
    <style:style style:family="graphic" style:name="a557">
      <style:graphic-properties draw:fill="none" draw:stroke="solid" svg:stroke-width="0.00694in" svg:stroke-color="#4472c4" draw:marker-end="a556" svg:stroke-opacity="100%" draw:stroke-linejoin="miter" svg:stroke-linecap="but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0694in" svg:stroke-color="#4472c4" draw:marker-end="a359" svg:stroke-opacity="100%" draw:stroke-linejoin="miter" svg:stroke-linecap="butt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5">
      <style:graphic-properties draw:fill="none" draw:stroke="solid" svg:stroke-width="0.00694in" svg:stroke-color="#4472c4" draw:marker-end="a364" svg:stroke-opacity="100%" draw:stroke-linejoin="miter" svg:stroke-linecap="butt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>
      <style:graphic-properties draw:fill="none" draw:stroke="solid" svg:stroke-width="0.00694in" svg:stroke-color="#4472c4" draw:marker-end="a561" svg:stroke-opacity="100%" draw:stroke-linejoin="miter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6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6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402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00">
      <style:graphic-properties draw:fill="none" draw:stroke="solid" svg:stroke-width="0.00694in" svg:stroke-color="#4472c4" draw:marker-end="a599" svg:stroke-opacity="100%" draw:stroke-linejoin="miter" svg:stroke-linecap="but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draw:fill="none" draw:stroke="solid" svg:stroke-width="0.00694in" svg:stroke-color="#4472c4" draw:marker-end="a375" svg:stroke-opacity="10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0694in" svg:stroke-color="#4472c4" draw:marker-end="a605" svg:stroke-opacity="100%" draw:stroke-linejoin="miter" svg:stroke-linecap="but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73">
      <style:graphic-properties draw:fill="none" draw:stroke="solid" svg:stroke-width="0.00694in" svg:stroke-color="#4472c4" draw:marker-end="a572" svg:stroke-opacity="100%" draw:stroke-linejoin="miter" svg:stroke-linecap="but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2">
      <style:graphic-properties draw:fill="none" draw:stroke="solid" svg:stroke-width="0.00694in" svg:stroke-color="#4472c4" draw:marker-end="a411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0694in" svg:stroke-color="#4472c4" draw:marker-end="a417" svg:stroke-opacity="100%" draw:stroke-linejoin="miter" svg:stroke-linecap="butt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584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4472c4" draw:marker-end="a423" svg:stroke-opacity="100%" draw:stroke-linejoin="miter" svg:stroke-linecap="butt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0694in" svg:stroke-color="#4472c4" draw:marker-end="a628" svg:stroke-opacity="100%" draw:stroke-linejoin="miter" svg:stroke-linecap="butt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0694in" svg:stroke-color="#4472c4" draw:marker-end="a593" svg:stroke-opacity="100%" draw:stroke-linejoin="miter" svg:stroke-linecap="but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38">
      <style:graphic-properties draw:fill="none" draw:stroke="dash" draw:stroke-dash="a637" svg:stroke-width="0.08333in" svg:stroke-color="#000000" svg:stroke-opacity="100%" draw:stroke-linejoin="miter" svg:stroke-linecap="but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7">
      <style:graphic-properties draw:fill="none" draw:stroke="solid" svg:stroke-width="0.00694in" svg:stroke-color="#4472c4" draw:marker-end="a446" svg:stroke-opacity="100%" draw:stroke-linejoin="miter" svg:stroke-linecap="butt"/>
    </style:style>
    <style:style style:family="graphic" style:name="a44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641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6">
      <style:graphic-properties draw:fill="none" draw:stroke="dash" draw:stroke-dash="a455" svg:stroke-width="0.08333in" svg:stroke-color="#000000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none" draw:stroke="solid" svg:stroke-width="0.00694in" svg:stroke-color="#4472c4" draw:marker-end="a650" svg:stroke-opacity="100%" draw:stroke-linejoin="miter" svg:stroke-linecap="but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0694in" svg:stroke-color="#4472c4" draw:marker-end="a656" svg:stroke-opacity="100%" draw:stroke-linejoin="miter" svg:stroke-linecap="but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1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0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0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0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480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1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1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1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8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2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2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2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2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2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0694in" svg:stroke-color="#4472c4" draw:marker-end="a489" svg:stroke-opacity="100%" draw:stroke-linejoin="miter" svg:stroke-linecap="butt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0694in" svg:stroke-color="#4472c4" draw:marker-end="a495" svg:stroke-opacity="100%" draw:stroke-linejoin="miter" svg:stroke-linecap="butt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93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9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338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9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535" svg:stroke-width="0.0590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none" draw:stroke="solid" svg:stroke-width="0.00694in" svg:stroke-color="#4472c4" draw:marker-end="a537" svg:stroke-opacity="100%" draw:stroke-linejoin="miter" svg:stroke-linecap="butt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none" draw:stroke="solid" svg:stroke-width="0.00694in" svg:stroke-color="#4472c4" draw:marker-end="a340" svg:stroke-opacity="100%" draw:stroke-linejoin="miter" svg:stroke-linecap="butt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6">
      <style:graphic-properties draw:fill="none" draw:stroke="solid" svg:stroke-width="0.00694in" svg:stroke-color="#4472c4" draw:marker-end="a345" svg:stroke-opacity="100%" draw:stroke-linejoin="miter" svg:stroke-linecap="but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3">
      <style:graphic-properties draw:fill="none" draw:stroke="solid" svg:stroke-width="0.00694in" svg:stroke-color="#4472c4" draw:marker-end="a542" svg:stroke-opacity="100%" draw:stroke-linejoin="miter" svg:stroke-linecap="but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4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8">
      <style:graphic-properties draw:fill="none" draw:stroke="solid" svg:stroke-width="0.00694in" svg:stroke-color="#4472c4" draw:marker-end="a357" svg:stroke-opacity="100%" draw:stroke-linejoin="miter" svg:stroke-linecap="butt"/>
    </style:style>
    <style:style style:family="graphic" style:name="a550">
      <style:graphic-properties draw:fill="none" draw:stroke="solid" svg:stroke-width="0.00694in" svg:stroke-color="#4472c4" svg:stroke-opacity="100%" draw:stroke-linejoin="miter" svg:stroke-linecap="butt"/>
    </style:style>
  </office:automatic-styles>
  <office:body>
    <office:presentation>
      <draw:page draw:name="Slide1" draw:style-name="a335" draw:master-page-name="Master1-Layout1-title-Tittellysbilde" presentation:presentation-page-layout-name="Master1-PPL1" draw:id="Slide-256">
        <draw:custom-shape svg:x="4.01389in" svg:y="1.22223in" svg:width="4.80556in" svg:height="5.55256in" draw:id="id63" draw:style-name="a339" draw:name="Rektangel 3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52106in" svg:y1="2.33632in" draw:start-shape="id64" draw:start-glue-point="1" svg:x2="4.65574in" svg:y2="2.33633in" draw:end-shape="id65" draw:end-glue-point="3" draw:id="id66" draw:style-name="a341" draw:name="Rett pilkobling 6">
          <svg:title/>
          <svg:desc/>
        </draw:connector>
        <draw:frame draw:id="id64" draw:style-name="a344" draw:name="TekstSylinder 7" svg:x="2.81091in" svg:y="2.13437in" svg:width="0.71015in" svg:height="0.40391in">
          <draw:text-box>
            <text:p text:style-name="a343" text:class-names="" text:cond-style-name=""><text:span text:style-name="a342" text:class-names="">CLK</text:span></text:p>
          </draw:text-box>
          <svg:title/>
          <svg:desc/>
        </draw:frame>
        <draw:g draw:name="Gruppe 12" draw:id="id67">
          <svg:title/>
          <svg:desc/>
          <draw:custom-shape svg:x="4.65574in" svg:y="1.6671in" svg:width="1.61538in" svg:height="1.33846in" draw:id="id65" draw:style-name="a395" draw:name="Rektangel 3">
            <svg:title/>
            <svg:desc/>
            <text:p text:style-name="a392" text:class-names="" text:cond-style-name=""><text:span text:style-name="a391" text:class-names="">Clk divider</text:span></text:p>
            <text:p text:style-name="a394" text:class-names="" text:cond-style-name=""><text:span text:style-name="a393" text:class-names="">(baudrate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90" draw:style-name="a398" draw:transform="translate(-0.11979in -0.08842in) rotate(-1.5708) translate(4.74416in 2.33633in)" draw:name="Likebent trekant 11">
            <svg:title/>
            <svg:desc/>
            <text:p text:style-name="a397" text:class-names="" text:cond-style-name=""><text:span text:style-name="a39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g draw:name="Gruppe 13" draw:id="id68">
          <svg:title/>
          <svg:desc/>
          <draw:custom-shape svg:x="6.27113in" svg:y="4.08376in" svg:width="1.61538in" svg:height="1.33846in" draw:id="id76" draw:style-name="a387" draw:name="Rektangel 14">
            <svg:title/>
            <svg:desc/>
            <text:p text:style-name="a386" text:class-names="" text:cond-style-name=""><text:span text:style-name="a385" text:class-names="">RX data i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85" draw:style-name="a390" draw:transform="translate(-0.11979in -0.08842in) rotate(-1.5708) translate(6.35955in 4.75299in)" draw:name="Likebent trekant 15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onnector draw:type="line" svg:x1="5.18765in" svg:y1="5.12348in" svg:x2="6.27112in" svg:y2="5.12348in" draw:id="id69" draw:style-name="a346" draw:name="Rett pilkobling 21">
          <svg:title/>
          <svg:desc/>
        </draw:connector>
        <draw:frame draw:id="id70" draw:style-name="a350" draw:name="TekstSylinder 22" svg:x="2.55298in" svg:y="4.3433in" svg:width="1.13468in" svg:height="0.40391in">
          <draw:text-box>
            <text:p text:style-name="a349" text:class-names="" text:cond-style-name=""><text:span text:style-name="a347" text:class-names="">Rx_in</text:span><text:span text:style-name="a348" text:class-names=""/></text:p>
          </draw:text-box>
          <svg:title/>
          <svg:desc/>
        </draw:frame>
        <draw:connector draw:type="standard" svg:x1="3.68766in" svg:y1="4.54525in" draw:start-shape="id70" draw:start-glue-point="1" svg:x2="4.55208in" svg:y2="2.82083in" draw:id="id71" draw:style-name="a351" draw:name="Kobling: vinkel 26">
          <svg:title/>
          <svg:desc/>
        </draw:connector>
        <draw:connector draw:type="standard" svg:x1="3.68766in" svg:y1="4.54525in" draw:start-shape="id70" draw:start-glue-point="1" svg:x2="5.18765in" svg:y2="5.12348in" draw:id="id72" draw:style-name="a352" draw:name="Kobling: vinkel 29">
          <svg:title/>
          <svg:desc/>
        </draw:connector>
        <draw:connector draw:type="line" svg:x1="4.55208in" svg:y1="2.82082in" svg:x2="4.64532in" svg:y2="2.82082in" draw:id="id73" draw:style-name="a353" draw:name="Rett linje 31">
          <svg:title/>
          <svg:desc/>
        </draw:connector>
        <draw:frame draw:id="id74" draw:style-name="a356" draw:name="TekstSylinder 33" svg:x="2.75891in" svg:y="5.43641in" svg:width="0.92874in" svg:height="0.40391in">
          <draw:text-box>
            <text:p text:style-name="a355" text:class-names="" text:cond-style-name=""><text:span text:style-name="a354" text:class-names="">Rst_n</text:span></text:p>
          </draw:text-box>
          <svg:title/>
          <svg:desc/>
        </draw:frame>
        <draw:connector draw:type="standard" svg:x1="3.68765in" svg:y1="5.63836in" draw:start-shape="id74" draw:start-glue-point="1" svg:x2="6.27112in" svg:y2="5.29954in" draw:id="id75" draw:style-name="a358" draw:name="Kobling: vinkel 36">
          <svg:title/>
          <svg:desc/>
        </draw:connector>
        <draw:connector draw:type="line" svg:x1="7.88651in" svg:y1="4.75299in" draw:start-shape="id76" draw:start-glue-point="1" svg:x2="9.0531in" svg:y2="4.76511in" draw:end-shape="id77" draw:end-glue-point="3" draw:id="id78" draw:style-name="a360" draw:name="Rett pilkobling 41">
          <svg:title/>
          <svg:desc/>
        </draw:connector>
        <draw:frame draw:id="id77" draw:style-name="a363" draw:name="TekstSylinder 42" svg:x="9.0531in" svg:y="4.56316in" svg:width="1.21183in" svg:height="0.40391in">
          <draw:text-box>
            <text:p text:style-name="a362" text:class-names="" text:cond-style-name=""><text:span text:style-name="a361" text:class-names="">Data out</text:span></text:p>
          </draw:text-box>
          <svg:title/>
          <svg:desc/>
        </draw:frame>
        <draw:connector draw:type="line" svg:x1="7.88651in" svg:y1="4.35812in" svg:x2="9.0531in" svg:y2="4.36121in" draw:end-shape="id79" draw:end-glue-point="3" draw:id="id80" draw:style-name="a365" draw:name="Rett pilkobling 47">
          <svg:title/>
          <svg:desc/>
        </draw:connector>
        <draw:frame draw:id="id79" draw:style-name="a369" draw:name="TekstSylinder 48" svg:x="9.0531in" svg:y="4.15926in" svg:width="1.44549in" svg:height="0.40391in">
          <draw:text-box>
            <text:p text:style-name="a368" text:class-names="" text:cond-style-name=""><text:span text:style-name="a366" text:class-names="">done</text:span><text:span text:style-name="a367" text:class-names=""/></text:p>
          </draw:text-box>
          <svg:title/>
          <svg:desc/>
        </draw:frame>
        <draw:connector draw:type="line" svg:x1="6.27112in" svg:y1="2.33633in" draw:start-shape="id65" draw:start-glue-point="1" svg:x2="6.51563in" svg:y2="2.33631in" draw:id="id81" draw:style-name="a370" draw:name="Rett linje 24">
          <svg:title/>
          <svg:desc/>
        </draw:connector>
        <draw:connector draw:type="line" svg:x1="6.53125in" svg:y1="2.33632in" svg:x2="6.53125in" svg:y2="3.47744in" draw:id="id82" draw:style-name="a371" draw:name="Rett linje 26">
          <svg:title/>
          <svg:desc/>
        </draw:connector>
        <draw:connector draw:type="line" svg:x1="6.51563in" svg:y1="3.46702in" svg:x2="6.02083in" svg:y2="3.46702in" draw:id="id83" draw:style-name="a372" draw:name="Rett linje 28">
          <svg:title/>
          <svg:desc/>
        </draw:connector>
        <draw:connector draw:type="line" svg:x1="6.02083in" svg:y1="3.47744in" svg:x2="6.02083in" svg:y2="4.69672in" draw:id="id84" draw:style-name="a373" draw:name="Rett linje 30">
          <svg:title/>
          <svg:desc/>
        </draw:connector>
        <draw:connector draw:type="line" svg:x1="6.02083in" svg:y1="4.69672in" svg:x2="6.27113in" svg:y2="4.75299in" draw:end-shape="id85" draw:end-glue-point="2" draw:id="id86" draw:style-name="a374" draw:name="Rett linje 32">
          <svg:title/>
          <svg:desc/>
        </draw:connector>
        <draw:connector draw:type="line" svg:x1="7.8837in" svg:y1="5.23434in" svg:x2="9.05029in" svg:y2="5.23744in" draw:end-shape="id87" draw:end-glue-point="3" draw:id="id88" draw:style-name="a376" draw:name="Rett pilkobling 47">
          <svg:title/>
          <svg:desc/>
        </draw:connector>
        <draw:frame draw:id="id87" draw:style-name="a380" draw:name="TekstSylinder 48" svg:x="9.05029in" svg:y="5.03548in" svg:width="1.44549in" svg:height="0.40391in">
          <draw:text-box>
            <text:p text:style-name="a379" text:class-names="" text:cond-style-name=""><text:span text:style-name="a377" text:class-names="">Data_ready</text:span><text:span text:style-name="a378" text:class-names=""/></text:p>
          </draw:text-box>
          <svg:title/>
          <svg:desc/>
        </draw:frame>
        <draw:frame draw:id="id89" draw:style-name="a384" draw:name="TekstSylinder 30" svg:x="5.97569in" svg:y="0.43263in" svg:width="1.46876in" svg:height="0.50488in">
          <draw:text-box>
            <text:p text:style-name="a383" text:class-names="" text:cond-style-name=""><text:span text:style-name="a381" text:class-names="">RX</text:span><text:span text:style-name="a382" text:class-names=""/></text:p>
          </draw:text-box>
          <svg:title/>
          <svg:desc/>
        </draw:frame>
      </draw:page>
      <draw:page draw:name="Slide2" draw:style-name="a399" draw:master-page-name="Master1-Layout2-obj-Tittel-og-innhold" presentation:presentation-page-layout-name="Master1-PPL2" draw:id="Slide-257">
        <draw:custom-shape svg:x="3.88889in" svg:y="1.22223in" svg:width="4.80556in" svg:height="5.55256in" draw:id="id91" draw:style-name="a403" draw:name="Rektangel 37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406" draw:name="TekstSylinder 7" svg:x="2.60258in" svg:y="2.13437in" svg:width="0.71015in" svg:height="0.40391in">
          <draw:text-box>
            <text:p text:style-name="a405" text:class-names="" text:cond-style-name=""><text:span text:style-name="a404" text:class-names="">CLK</text:span></text:p>
          </draw:text-box>
          <svg:title/>
          <svg:desc/>
        </draw:frame>
        <draw:g draw:name="Gruppe 13" draw:id="id93">
          <svg:title/>
          <svg:desc/>
          <draw:custom-shape svg:x="6.14613in" svg:y="4.08376in" svg:width="1.61538in" svg:height="1.33846in" draw:id="id95" draw:style-name="a470" draw:name="Rektangel 14">
            <svg:title/>
            <svg:desc/>
            <text:p text:style-name="a469" text:class-names="" text:cond-style-name=""><text:span text:style-name="a467" text:class-names="">Fifo.pop</text:span><text:span text:style-name="a4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121" draw:style-name="a473" draw:transform="translate(-0.11979in -0.08842in) rotate(-1.5708) translate(6.23455in 4.75299in)" draw:name="Likebent trekant 15">
            <svg:title/>
            <svg:desc/>
            <text:p text:style-name="a472" text:class-names="" text:cond-style-name=""><text:span text:style-name="a4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23958in" svg:height="0.17684in" draw:id="id116" draw:style-name="a476" draw:transform="translate(-0.11979in -0.08842in) rotate(-1.5708) translate(6.24638in 5.21793in)" draw:name="Likebent trekant 15">
            <svg:title/>
            <svg:desc/>
            <text:p text:style-name="a475" text:class-names="" text:cond-style-name=""><text:span text:style-name="a47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94" draw:style-name="a410" draw:name="TekstSylinder 22" svg:x="2.1903in" svg:y="2.6666in" svg:width="1.13468in" svg:height="0.40391in">
          <draw:text-box>
            <text:p text:style-name="a409" text:class-names="" text:cond-style-name=""><text:span text:style-name="a407" text:class-names="">Rst_n</text:span><text:span text:style-name="a408" text:class-names=""/></text:p>
          </draw:text-box>
          <svg:title/>
          <svg:desc/>
        </draw:frame>
        <draw:connector draw:type="line" svg:x1="7.76151in" svg:y1="4.75299in" draw:start-shape="id95" draw:start-glue-point="1" svg:x2="8.9281in" svg:y2="4.76511in" draw:end-shape="id96" draw:end-glue-point="3" draw:id="id97" draw:style-name="a412" draw:name="Rett pilkobling 41">
          <svg:title/>
          <svg:desc/>
        </draw:connector>
        <draw:frame draw:id="id96" draw:style-name="a416" draw:name="TekstSylinder 42" svg:x="8.9281in" svg:y="4.56316in" svg:width="2.18648in" svg:height="0.40391in">
          <draw:text-box>
            <text:p text:style-name="a415" text:class-names="" text:cond-style-name=""><text:span text:style-name="a413" text:class-names="">Data_out</text:span><text:span text:style-name="a414" text:class-names=""/></text:p>
          </draw:text-box>
          <svg:title/>
          <svg:desc/>
        </draw:frame>
        <draw:connector draw:type="line" svg:x1="7.76151in" svg:y1="4.35812in" svg:x2="8.9281in" svg:y2="4.36121in" draw:end-shape="id98" draw:end-glue-point="3" draw:id="id99" draw:style-name="a418" draw:name="Rett pilkobling 47">
          <svg:title/>
          <svg:desc/>
        </draw:connector>
        <draw:frame draw:id="id98" draw:style-name="a422" draw:name="TekstSylinder 48" svg:x="8.9281in" svg:y="4.15926in" svg:width="2.26982in" svg:height="0.40391in">
          <draw:text-box>
            <text:p text:style-name="a421" text:class-names="" text:cond-style-name=""><text:span text:style-name="a419" text:class-names="">dataInHandled</text:span><text:span text:style-name="a420" text:class-names=""/></text:p>
          </draw:text-box>
          <svg:title/>
          <svg:desc/>
        </draw:frame>
        <draw:connector draw:type="line" svg:x1="7.7587in" svg:y1="5.23434in" svg:x2="8.92529in" svg:y2="5.23744in" draw:end-shape="id100" draw:end-glue-point="3" draw:id="id101" draw:style-name="a424" draw:name="Rett pilkobling 47">
          <svg:title/>
          <svg:desc/>
        </draw:connector>
        <draw:frame draw:id="id100" draw:style-name="a428" draw:name="TekstSylinder 48" svg:x="8.92529in" svg:y="5.03548in" svg:width="2.18648in" svg:height="0.40391in">
          <draw:text-box>
            <text:p text:style-name="a427" text:class-names="" text:cond-style-name=""><text:span text:style-name="a425" text:class-names="">dataOutReady</text:span><text:span text:style-name="a426" text:class-names=""/></text:p>
          </draw:text-box>
          <svg:title/>
          <svg:desc/>
        </draw:frame>
        <draw:frame draw:id="id102" draw:style-name="a432" draw:name="TekstSylinder 30" svg:x="5.48506in" svg:y="0.40444in" svg:width="1.46876in" svg:height="0.50488in">
          <draw:text-box>
            <text:p text:style-name="a431" text:class-names="" text:cond-style-name=""><text:span text:style-name="a429" text:class-names="">fifo</text:span><text:span text:style-name="a430" text:class-names=""/></text:p>
          </draw:text-box>
          <svg:title/>
          <svg:desc/>
        </draw:frame>
        <draw:frame draw:id="id103" draw:style-name="a436" draw:name="TekstSylinder 33" svg:x="1.72222in" svg:y="3.6953in" svg:width="1.58312in" svg:height="0.40391in">
          <draw:text-box>
            <text:p text:style-name="a435" text:class-names="" text:cond-style-name=""><text:span text:style-name="a433" text:class-names="">data_in</text:span><text:span text:style-name="a434" text:class-names=""/></text:p>
          </draw:text-box>
          <svg:title/>
          <svg:desc/>
        </draw:frame>
        <draw:frame draw:id="id104" draw:style-name="a440" draw:name="TekstSylinder 33" svg:x="0.75in" svg:y="4.23143in" svg:width="2.55534in" svg:height="0.40391in">
          <draw:text-box>
            <text:p text:style-name="a439" text:class-names="" text:cond-style-name=""><text:span text:style-name="a437" text:class-names="">dataOutHandled</text:span><text:span text:style-name="a438" text:class-names=""/></text:p>
          </draw:text-box>
          <svg:title/>
          <svg:desc/>
        </draw:frame>
        <draw:frame draw:id="id105" draw:style-name="a444" draw:name="TekstSylinder 33" svg:x="1.61111in" svg:y="3.24051in" svg:width="1.74979in" svg:height="0.40391in">
          <draw:text-box>
            <text:p text:style-name="a443" text:class-names="" text:cond-style-name=""><text:span text:style-name="a441" text:class-names="">readDataIn</text:span><text:span text:style-name="a442" text:class-names=""/></text:p>
          </draw:text-box>
          <svg:title/>
          <svg:desc/>
        </draw:frame>
        <draw:g draw:name="Gruppe 13" draw:id="id106">
          <svg:title/>
          <svg:desc/>
          <draw:custom-shape svg:x="6.14613in" svg:y="2.0777in" svg:width="1.61538in" svg:height="1.33846in" draw:id="id118" draw:style-name="a460" draw:name="Rektangel 14">
            <svg:title/>
            <svg:desc/>
            <text:p text:style-name="a459" text:class-names="" text:cond-style-name=""><text:span text:style-name="a457" text:class-names="">Fifo.push</text:span><text:span text:style-name="a4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120" draw:style-name="a463" draw:transform="translate(-0.11979in -0.08842in) rotate(-1.5708) translate(6.23455in 2.74693in)" draw:name="Likebent trekant 15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23958in" svg:height="0.17684in" draw:id="id112" draw:style-name="a466" draw:transform="translate(-0.11979in -0.08842in) rotate(-1.5708) translate(6.24633in 3.17292in)" draw:name="Likebent trekant 15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onnector draw:type="line" svg:x1="3.31273in" svg:y1="2.33632in" draw:start-shape="id92" draw:start-glue-point="1" svg:x2="5.16667in" svg:y2="2.33632in" draw:id="id107" draw:style-name="a445" draw:name="Rett linje 38">
          <svg:title/>
          <svg:desc/>
        </draw:connector>
        <draw:connector draw:type="standard" svg:x1="5.16667in" svg:y1="2.33632in" svg:x2="6.14613in" svg:y2="2.74023in" draw:id="id108" draw:style-name="a447" draw:name="Kobling: vinkel 40">
          <svg:title/>
          <svg:desc/>
        </draw:connector>
        <draw:connector draw:type="line" svg:x1="3.32498in" svg:y1="2.86856in" draw:start-shape="id94" draw:start-glue-point="1" svg:x2="4.79236in" svg:y2="2.86672in" draw:id="id109" draw:style-name="a448" draw:name="Rett linje 43">
          <svg:title/>
          <svg:desc/>
        </draw:connector>
        <draw:connector draw:type="line" svg:x1="4.77794in" svg:y1="2.8575in" svg:x2="4.79236in" svg:y2="4.20092in" draw:id="id110" draw:style-name="a449" draw:name="Rett linje 45">
          <svg:title/>
          <svg:desc/>
        </draw:connector>
        <draw:connector draw:type="line" svg:x1="4.79236in" svg:y1="4.18977in" svg:x2="6.14613in" svg:y2="4.18977in" draw:id="id111" draw:style-name="a450" draw:name="Rett linje 48">
          <svg:title/>
          <svg:desc/>
        </draw:connector>
        <draw:connector draw:type="standard" svg:x1="3.3609in" svg:y1="3.44246in" draw:start-shape="id105" draw:start-glue-point="1" svg:x2="6.15791in" svg:y2="3.17292in" draw:end-shape="id112" draw:end-glue-point="2" draw:id="id113" draw:style-name="a451" draw:name="Kobling: vinkel 51">
          <svg:title/>
          <svg:desc/>
        </draw:connector>
        <draw:connector draw:type="standard" svg:x1="3.30534in" svg:y1="3.89725in" draw:start-shape="id103" draw:start-glue-point="1" svg:x2="6.15791in" svg:y2="2.35373in" draw:id="id114" draw:style-name="a452" draw:name="Kobling: vinkel 56">
          <svg:title/>
          <svg:desc/>
        </draw:connector>
        <draw:connector draw:type="standard" svg:x1="6.78906in" svg:y1="3.34256in" svg:x2="4.74208in" svg:y2="4.18367in" draw:id="id115" draw:style-name="a453" draw:transform="translate(-5.76557in -3.76311in) rotate(-4.71239) translate(5.76557in 3.76311in)" draw:name="Kobling: vinkel 60">
          <svg:title/>
          <svg:desc/>
        </draw:connector>
        <draw:connector draw:type="standard" svg:x1="3.30534in" svg:y1="4.43339in" draw:start-shape="id104" draw:start-glue-point="1" svg:x2="6.15796in" svg:y2="5.21792in" draw:end-shape="id116" draw:end-glue-point="2" draw:id="id117" draw:style-name="a454" draw:name="Kobling: vinkel 66">
          <svg:title/>
          <svg:desc/>
        </draw:connector>
        <draw:connector draw:type="line" svg:x1="6.95382in" svg:y1="3.41616in" draw:start-shape="id118" draw:start-glue-point="2" svg:x2="6.95382in" svg:y2="4.08376in" draw:end-shape="id95" draw:end-glue-point="0" draw:id="id119" draw:style-name="a456" draw:name="Rett linje 71">
          <svg:title/>
          <svg:desc/>
        </draw:connector>
      </draw:page>
      <draw:page draw:name="Slide3" draw:style-name="a477" draw:master-page-name="Master1-Layout2-obj-Tittel-og-innhold" presentation:presentation-page-layout-name="Master1-PPL2" draw:id="Slide-258">
        <draw:custom-shape svg:x="3.88889in" svg:y="1.22223in" svg:width="4.80556in" svg:height="5.55256in" draw:id="id122" draw:style-name="a481" draw:name="Rektangel 37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484" draw:name="TekstSylinder 7" svg:x="2.60258in" svg:y="2.13437in" svg:width="0.71015in" svg:height="0.40391in">
          <draw:text-box>
            <text:p text:style-name="a483" text:class-names="" text:cond-style-name=""><text:span text:style-name="a482" text:class-names="">CLK</text:span></text:p>
          </draw:text-box>
          <svg:title/>
          <svg:desc/>
        </draw:frame>
        <draw:g draw:name="Gruppe 13" draw:id="id124">
          <svg:title/>
          <svg:desc/>
          <draw:custom-shape svg:x="6.14613in" svg:y="4.08376in" svg:width="1.61538in" svg:height="1.33846in" draw:id="id126" draw:style-name="a528" draw:name="Rektangel 14">
            <svg:title/>
            <svg:desc/>
            <text:p text:style-name="a527" text:class-names="" text:cond-style-name=""><text:span text:style-name="a525" text:class-names="">TX</text:span><text:span text:style-name="a5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139" draw:style-name="a531" draw:transform="translate(-0.11979in -0.08842in) rotate(-1.5708) translate(6.23455in 4.75299in)" draw:name="Likebent trekant 15">
            <svg:title/>
            <svg:desc/>
            <text:p text:style-name="a530" text:class-names="" text:cond-style-name=""><text:span text:style-name="a52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125" draw:style-name="a488" draw:name="TekstSylinder 22" svg:x="2.1903in" svg:y="2.6666in" svg:width="1.13468in" svg:height="0.40391in">
          <draw:text-box>
            <text:p text:style-name="a487" text:class-names="" text:cond-style-name=""><text:span text:style-name="a485" text:class-names="">Rst_n</text:span><text:span text:style-name="a486" text:class-names=""/></text:p>
          </draw:text-box>
          <svg:title/>
          <svg:desc/>
        </draw:frame>
        <draw:connector draw:type="line" svg:x1="7.76151in" svg:y1="4.75299in" draw:start-shape="id126" draw:start-glue-point="1" svg:x2="8.9281in" svg:y2="4.76511in" draw:end-shape="id127" draw:end-glue-point="3" draw:id="id128" draw:style-name="a490" draw:name="Rett pilkobling 41">
          <svg:title/>
          <svg:desc/>
        </draw:connector>
        <draw:frame draw:id="id127" draw:style-name="a494" draw:name="TekstSylinder 42" svg:x="8.9281in" svg:y="4.56316in" svg:width="2.18648in" svg:height="0.40391in">
          <draw:text-box>
            <text:p text:style-name="a493" text:class-names="" text:cond-style-name=""><text:span text:style-name="a491" text:class-names="">ready</text:span><text:span text:style-name="a492" text:class-names=""/></text:p>
          </draw:text-box>
          <svg:title/>
          <svg:desc/>
        </draw:frame>
        <draw:connector draw:type="line" svg:x1="7.76151in" svg:y1="4.35812in" svg:x2="8.9281in" svg:y2="4.36121in" draw:end-shape="id129" draw:end-glue-point="3" draw:id="id130" draw:style-name="a496" draw:name="Rett pilkobling 47">
          <svg:title/>
          <svg:desc/>
        </draw:connector>
        <draw:frame draw:id="id129" draw:style-name="a500" draw:name="TekstSylinder 48" svg:x="8.9281in" svg:y="4.15926in" svg:width="2.26982in" svg:height="0.40391in">
          <draw:text-box>
            <text:p text:style-name="a499" text:class-names="" text:cond-style-name=""><text:span text:style-name="a497" text:class-names="">Tx_out</text:span><text:span text:style-name="a498" text:class-names=""/></text:p>
          </draw:text-box>
          <svg:title/>
          <svg:desc/>
        </draw:frame>
        <draw:frame draw:id="id131" draw:style-name="a504" draw:name="TekstSylinder 46" svg:x="5.48506in" svg:y="0.40444in" svg:width="1.46876in" svg:height="0.50488in">
          <draw:text-box>
            <text:p text:style-name="a503" text:class-names="" text:cond-style-name=""><text:span text:style-name="a501" text:class-names="">TX</text:span><text:span text:style-name="a502" text:class-names=""/></text:p>
          </draw:text-box>
          <svg:title/>
          <svg:desc/>
        </draw:frame>
        <draw:frame draw:id="id132" draw:style-name="a508" draw:name="TekstSylinder 33" svg:x="1.72222in" svg:y="3.6953in" svg:width="1.58312in" svg:height="0.40391in">
          <draw:text-box>
            <text:p text:style-name="a507" text:class-names="" text:cond-style-name=""><text:span text:style-name="a505" text:class-names="">Data_in</text:span><text:span text:style-name="a506" text:class-names=""/></text:p>
          </draw:text-box>
          <svg:title/>
          <svg:desc/>
        </draw:frame>
        <draw:frame draw:id="id133" draw:style-name="a512" draw:name="TekstSylinder 49" svg:x="1.61111in" svg:y="3.24051in" svg:width="1.74979in" svg:height="0.40391in">
          <draw:text-box>
            <text:p text:style-name="a511" text:class-names="" text:cond-style-name=""><text:span text:style-name="a509" text:class-names="">Send_data</text:span><text:span text:style-name="a510" text:class-names=""/></text:p>
          </draw:text-box>
          <svg:title/>
          <svg:desc/>
        </draw:frame>
        <draw:connector draw:type="line" svg:x1="3.31273in" svg:y1="2.33632in" draw:start-shape="id123" draw:start-glue-point="1" svg:x2="5.16667in" svg:y2="2.33632in" draw:id="id134" draw:style-name="a513" draw:name="Rett linje 54">
          <svg:title/>
          <svg:desc/>
        </draw:connector>
        <draw:connector draw:type="line" svg:x1="3.32498in" svg:y1="2.86856in" draw:start-shape="id125" draw:start-glue-point="1" svg:x2="4.79236in" svg:y2="2.86672in" draw:id="id135" draw:style-name="a514" draw:name="Rett linje 56">
          <svg:title/>
          <svg:desc/>
        </draw:connector>
        <draw:connector draw:type="line" svg:x1="4.77794in" svg:y1="2.8575in" svg:x2="4.79236in" svg:y2="4.20092in" draw:id="id136" draw:style-name="a515" draw:name="Rett linje 57">
          <svg:title/>
          <svg:desc/>
        </draw:connector>
        <draw:connector draw:type="line" svg:x1="4.79236in" svg:y1="4.18977in" svg:x2="6.14613in" svg:y2="4.18977in" draw:id="id137" draw:style-name="a516" draw:name="Rett linje 58">
          <svg:title/>
          <svg:desc/>
        </draw:connector>
        <draw:connector draw:type="line" svg:x1="5.16667in" svg:y1="2.33632in" svg:x2="5.16667in" svg:y2="4.7257in" draw:id="id138" draw:style-name="a517" draw:name="Rett linje 66">
          <svg:title/>
          <svg:desc/>
        </draw:connector>
        <draw:connector draw:type="line" svg:x1="5.16667in" svg:y1="4.72569in" svg:x2="6.14613in" svg:y2="4.75298in" draw:end-shape="id139" draw:end-glue-point="2" draw:id="id140" draw:style-name="a518" draw:name="Rett linje 68">
          <svg:title/>
          <svg:desc/>
        </draw:connector>
        <draw:connector draw:type="line" svg:x1="3.3609in" svg:y1="3.44246in" draw:start-shape="id133" draw:start-glue-point="1" svg:x2="4.5in" svg:y2="3.43056in" draw:id="id141" draw:style-name="a519" draw:name="Rett linje 72">
          <svg:title/>
          <svg:desc/>
        </draw:connector>
        <draw:connector draw:type="line" svg:x1="4.5in" svg:y1="3.47222in" svg:x2="4.5in" svg:y2="4.96706in" draw:id="id142" draw:style-name="a520" draw:name="Rett linje 74">
          <svg:title/>
          <svg:desc/>
        </draw:connector>
        <draw:connector draw:type="line" svg:x1="4.5in" svg:y1="4.96706in" svg:x2="6.14613in" svg:y2="4.96706in" draw:id="id143" draw:style-name="a521" draw:name="Rett linje 76">
          <svg:title/>
          <svg:desc/>
        </draw:connector>
        <draw:connector draw:type="line" svg:x1="3.30534in" svg:y1="3.89725in" draw:start-shape="id132" draw:start-glue-point="1" svg:x2="4.11111in" svg:y2="3.88889in" draw:id="id144" draw:style-name="a522" draw:name="Rett linje 78">
          <svg:title/>
          <svg:desc/>
        </draw:connector>
        <draw:connector draw:type="line" svg:x1="4.16667in" svg:y1="3.85559in" svg:x2="4.16667in" svg:y2="5.19445in" draw:id="id145" draw:style-name="a523" draw:name="Rett linje 80">
          <svg:title/>
          <svg:desc/>
        </draw:connector>
        <draw:connector draw:type="line" svg:x1="4.11111in" svg:y1="5.18056in" svg:x2="6.14613in" svg:y2="5.18056in" draw:id="id146" draw:style-name="a524" draw:name="Rett linje 82">
          <svg:title/>
          <svg:desc/>
        </draw:connector>
      </draw:page>
      <draw:page draw:name="Slide4" draw:style-name="a532" draw:master-page-name="Master1-Layout2-obj-Tittel-og-innhold" presentation:presentation-page-layout-name="Master1-PPL2" draw:id="Slide-259">
        <draw:custom-shape svg:x="-9.98257in" svg:y="-8.2104in" svg:width="4.80556in" svg:height="5.55256in" draw:id="id147" draw:style-name="a536" draw:name="Rektangel 37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-10.64883in" svg:y1="-6.94485in" draw:start-shape="id148" draw:start-glue-point="1" svg:x2="-9.34072in" svg:y2="-7.0963in" draw:end-shape="id149" draw:end-glue-point="3" draw:id="id150" draw:style-name="a538" draw:name="Rett pilkobling 6">
          <svg:title/>
          <svg:desc/>
        </draw:connector>
        <draw:frame draw:id="id148" draw:style-name="a541" draw:name="TekstSylinder 7" svg:x="-11.18555in" svg:y="-7.29827in" svg:width="0.71015in" svg:height="0.40391in">
          <draw:text-box>
            <text:p text:style-name="a540" text:class-names="" text:cond-style-name=""><text:span text:style-name="a539" text:class-names="">CLK</text:span></text:p>
          </draw:text-box>
          <svg:title/>
          <svg:desc/>
        </draw:frame>
        <draw:g draw:name="Gruppe 12" draw:id="id151">
          <svg:title/>
          <svg:desc/>
          <draw:custom-shape svg:x="-9.34072in" svg:y="-7.76553in" svg:width="1.61538in" svg:height="1.33846in" draw:id="id149" draw:style-name="a755" draw:name="Rektangel 3">
            <svg:title/>
            <svg:desc/>
            <text:p text:style-name="a752" text:class-names="" text:cond-style-name=""><text:span text:style-name="a751" text:class-names="">Clk divider</text:span></text:p>
            <text:p text:style-name="a754" text:class-names="" text:cond-style-name=""><text:span text:style-name="a753" text:class-names="">(baudrate)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262" draw:style-name="a758" draw:transform="translate(-0.11979in -0.08842in) rotate(-1.5708) translate(-9.2523in -7.0963in)" draw:name="Likebent trekant 11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g draw:name="Gruppe 13" draw:id="id152">
          <svg:title/>
          <svg:desc/>
          <draw:custom-shape svg:x="-7.72533in" svg:y="-5.34887in" svg:width="1.61538in" svg:height="1.33846in" draw:id="id160" draw:style-name="a747" draw:name="Rektangel 14">
            <svg:title/>
            <svg:desc/>
            <text:p text:style-name="a746" text:class-names="" text:cond-style-name=""><text:span text:style-name="a745" text:class-names="">RX data i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169" draw:style-name="a750" draw:transform="translate(-0.11979in -0.08842in) rotate(-1.5708) translate(-7.63691in -4.67964in)" draw:name="Likebent trekant 15">
            <svg:title/>
            <svg:desc/>
            <text:p text:style-name="a749" text:class-names="" text:cond-style-name=""><text:span text:style-name="a7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onnector draw:type="line" svg:x1="-8.80881in" svg:y1="-4.30915in" svg:x2="-7.72534in" svg:y2="-4.30915in" draw:id="id153" draw:style-name="a543" draw:name="Rett pilkobling 21">
          <svg:title/>
          <svg:desc/>
        </draw:connector>
        <draw:frame draw:id="id154" draw:style-name="a547" draw:name="TekstSylinder 22" svg:x="-11.44348in" svg:y="-5.08934in" svg:width="1.13468in" svg:height="0.40391in">
          <draw:text-box>
            <text:p text:style-name="a546" text:class-names="" text:cond-style-name=""><text:span text:style-name="a544" text:class-names="">Rx_in</text:span><text:span text:style-name="a545" text:class-names=""/></text:p>
          </draw:text-box>
          <svg:title/>
          <svg:desc/>
        </draw:frame>
        <draw:connector draw:type="standard" svg:x1="-10.58591in" svg:y1="-4.88738in" draw:start-shape="id154" draw:start-glue-point="1" svg:x2="-9.44438in" svg:y2="-6.61181in" draw:id="id155" draw:style-name="a548" draw:name="Kobling: vinkel 26">
          <svg:title/>
          <svg:desc/>
        </draw:connector>
        <draw:connector draw:type="standard" svg:x1="-10.58591in" svg:y1="-4.88738in" draw:start-shape="id154" draw:start-glue-point="1" svg:x2="-8.80881in" svg:y2="-4.30915in" draw:id="id156" draw:style-name="a549" draw:name="Kobling: vinkel 29">
          <svg:title/>
          <svg:desc/>
        </draw:connector>
        <draw:connector draw:type="line" svg:x1="-9.44438in" svg:y1="-6.61181in" svg:x2="-9.35114in" svg:y2="-6.61181in" draw:id="id157" draw:style-name="a550" draw:name="Rett linje 31">
          <svg:title/>
          <svg:desc/>
        </draw:connector>
        <draw:frame draw:id="id158" draw:style-name="a553" draw:name="TekstSylinder 33" svg:x="-11.23755in" svg:y="-3.99622in" svg:width="0.92874in" svg:height="0.40391in">
          <draw:text-box>
            <text:p text:style-name="a552" text:class-names="" text:cond-style-name=""><text:span text:style-name="a551" text:class-names="">Rst_n</text:span></text:p>
          </draw:text-box>
          <svg:title/>
          <svg:desc/>
        </draw:frame>
        <draw:connector draw:type="standard" svg:x1="-10.53563in" svg:y1="-3.64281in" draw:start-shape="id158" draw:start-glue-point="1" svg:x2="-7.72534in" svg:y2="-4.13309in" draw:id="id159" draw:style-name="a555" draw:name="Kobling: vinkel 36">
          <svg:title/>
          <svg:desc/>
        </draw:connector>
        <draw:connector draw:type="line" svg:x1="-6.10995in" svg:y1="-4.67964in" draw:start-shape="id160" draw:start-glue-point="1" svg:x2="-4.94336in" svg:y2="-4.66752in" draw:end-shape="id161" draw:end-glue-point="3" draw:id="id162" draw:style-name="a557" draw:name="Rett pilkobling 41">
          <svg:title/>
          <svg:desc/>
        </draw:connector>
        <draw:frame draw:id="id161" draw:style-name="a560" draw:name="TekstSylinder 42" svg:x="-4.94336in" svg:y="-4.86947in" svg:width="1.21183in" svg:height="0.40391in">
          <draw:text-box>
            <text:p text:style-name="a559" text:class-names="" text:cond-style-name=""><text:span text:style-name="a558" text:class-names="">Data out</text:span></text:p>
          </draw:text-box>
          <svg:title/>
          <svg:desc/>
        </draw:frame>
        <draw:connector draw:type="line" svg:x1="-6.10995in" svg:y1="-5.07452in" svg:x2="-4.94336in" svg:y2="-5.07142in" draw:end-shape="id163" draw:end-glue-point="3" draw:id="id164" draw:style-name="a562" draw:name="Rett pilkobling 47">
          <svg:title/>
          <svg:desc/>
        </draw:connector>
        <draw:frame draw:id="id163" draw:style-name="a566" draw:name="TekstSylinder 48" svg:x="-4.94336in" svg:y="-5.27337in" svg:width="1.44549in" svg:height="0.40391in">
          <draw:text-box>
            <text:p text:style-name="a565" text:class-names="" text:cond-style-name=""><text:span text:style-name="a563" text:class-names="">done</text:span><text:span text:style-name="a564" text:class-names=""/></text:p>
          </draw:text-box>
          <svg:title/>
          <svg:desc/>
        </draw:frame>
        <draw:connector draw:type="line" svg:x1="-7.72534in" svg:y1="-7.0963in" draw:start-shape="id149" draw:start-glue-point="1" svg:x2="-7.48083in" svg:y2="-7.09632in" draw:id="id165" draw:style-name="a567" draw:name="Rett linje 24">
          <svg:title/>
          <svg:desc/>
        </draw:connector>
        <draw:connector draw:type="line" svg:x1="-7.46521in" svg:y1="-7.09631in" svg:x2="-7.46521in" svg:y2="-5.95519in" draw:id="id166" draw:style-name="a568" draw:name="Rett linje 26">
          <svg:title/>
          <svg:desc/>
        </draw:connector>
        <draw:connector draw:type="line" svg:x1="-7.48083in" svg:y1="-5.96561in" svg:x2="-7.97563in" svg:y2="-5.96561in" draw:id="id167" draw:style-name="a569" draw:name="Rett linje 28">
          <svg:title/>
          <svg:desc/>
        </draw:connector>
        <draw:connector draw:type="line" svg:x1="-7.97563in" svg:y1="-5.95519in" svg:x2="-7.97563in" svg:y2="-4.73591in" draw:id="id168" draw:style-name="a570" draw:name="Rett linje 30">
          <svg:title/>
          <svg:desc/>
        </draw:connector>
        <draw:connector draw:type="line" svg:x1="-7.97563in" svg:y1="-4.73591in" svg:x2="-7.72533in" svg:y2="-4.67964in" draw:end-shape="id169" draw:end-glue-point="2" draw:id="id170" draw:style-name="a571" draw:name="Rett linje 32">
          <svg:title/>
          <svg:desc/>
        </draw:connector>
        <draw:connector draw:type="line" svg:x1="-6.11276in" svg:y1="-4.19829in" svg:x2="-4.94617in" svg:y2="-4.04373in" draw:end-shape="id171" draw:end-glue-point="3" draw:id="id172" draw:style-name="a573" draw:name="Rett pilkobling 47">
          <svg:title/>
          <svg:desc/>
        </draw:connector>
        <draw:frame draw:id="id171" draw:style-name="a577" draw:name="TekstSylinder 48" svg:x="-4.94617in" svg:y="-4.39715in" svg:width="1.44549in" svg:height="0.40391in">
          <draw:text-box>
            <text:p text:style-name="a576" text:class-names="" text:cond-style-name=""><text:span text:style-name="a574" text:class-names="">Data_ready</text:span><text:span text:style-name="a575" text:class-names=""/></text:p>
          </draw:text-box>
          <svg:title/>
          <svg:desc/>
        </draw:frame>
        <draw:frame draw:id="id173" draw:style-name="a581" draw:name="TekstSylinder 33" svg:x="-8.02077in" svg:y="-9in" svg:width="1.46876in" svg:height="0.50488in">
          <draw:text-box>
            <text:p text:style-name="a580" text:class-names="" text:cond-style-name=""><text:span text:style-name="a578" text:class-names="">RX</text:span><text:span text:style-name="a579" text:class-names=""/></text:p>
          </draw:text-box>
          <svg:title/>
          <svg:desc/>
        </draw:frame>
        <draw:custom-shape svg:x="-0.36179in" svg:y="-8.02628in" svg:width="4.80556in" svg:height="5.55256in" draw:id="id174" draw:style-name="a585" draw:name="Rektangel 37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588" draw:name="TekstSylinder 7" svg:x="-1.6481in" svg:y="-7.11414in" svg:width="0.71015in" svg:height="0.40391in">
          <draw:text-box>
            <text:p text:style-name="a587" text:class-names="" text:cond-style-name=""><text:span text:style-name="a586" text:class-names="">CLK</text:span></text:p>
          </draw:text-box>
          <svg:title/>
          <svg:desc/>
        </draw:frame>
        <draw:g draw:name="Gruppe 13" draw:id="id176">
          <svg:title/>
          <svg:desc/>
          <draw:custom-shape svg:x="1.89545in" svg:y="-5.16475in" svg:width="1.61538in" svg:height="1.33846in" draw:id="id178" draw:style-name="a738" draw:name="Rektangel 14">
            <svg:title/>
            <svg:desc/>
            <text:p text:style-name="a737" text:class-names="" text:cond-style-name=""><text:span text:style-name="a735" text:class-names="">Fifo.pop</text:span><text:span text:style-name="a7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261" draw:style-name="a741" draw:transform="translate(-0.11979in -0.08842in) rotate(-1.5708) translate(1.98386in -4.49552in)" draw:name="Likebent trekant 15">
            <svg:title/>
            <svg:desc/>
            <text:p text:style-name="a740" text:class-names="" text:cond-style-name=""><text:span text:style-name="a7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23958in" svg:height="0.17684in" draw:id="id199" draw:style-name="a744" draw:transform="translate(-0.11979in -0.08842in) rotate(-1.5708) translate(1.99569in -4.03058in)" draw:name="Likebent trekant 15">
            <svg:title/>
            <svg:desc/>
            <text:p text:style-name="a743" text:class-names="" text:cond-style-name=""><text:span text:style-name="a7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177" draw:style-name="a592" draw:name="TekstSylinder 22" svg:x="-2.06038in" svg:y="-6.5819in" svg:width="1.13468in" svg:height="0.40391in">
          <draw:text-box>
            <text:p text:style-name="a591" text:class-names="" text:cond-style-name=""><text:span text:style-name="a589" text:class-names="">Rst_n</text:span><text:span text:style-name="a590" text:class-names=""/></text:p>
          </draw:text-box>
          <svg:title/>
          <svg:desc/>
        </draw:frame>
        <draw:connector draw:type="line" svg:x1="3.51083in" svg:y1="-4.49552in" draw:start-shape="id178" draw:start-glue-point="1" svg:x2="4.67742in" svg:y2="-4.48339in" draw:end-shape="id179" draw:end-glue-point="3" draw:id="id180" draw:style-name="a594" draw:name="Rett pilkobling 41">
          <svg:title/>
          <svg:desc/>
        </draw:connector>
        <draw:frame draw:id="id179" draw:style-name="a598" draw:name="TekstSylinder 42" svg:x="4.67742in" svg:y="-4.68535in" svg:width="2.18648in" svg:height="0.40391in">
          <draw:text-box>
            <text:p text:style-name="a597" text:class-names="" text:cond-style-name=""><text:span text:style-name="a595" text:class-names="">Data_out</text:span><text:span text:style-name="a596" text:class-names=""/></text:p>
          </draw:text-box>
          <svg:title/>
          <svg:desc/>
        </draw:frame>
        <draw:connector draw:type="line" svg:x1="3.51083in" svg:y1="-4.89039in" svg:x2="4.67741in" svg:y2="-4.8873in" draw:end-shape="id181" draw:end-glue-point="3" draw:id="id182" draw:style-name="a600" draw:name="Rett pilkobling 47">
          <svg:title/>
          <svg:desc/>
        </draw:connector>
        <draw:frame draw:id="id181" draw:style-name="a604" draw:name="TekstSylinder 48" svg:x="4.67741in" svg:y="-5.08925in" svg:width="2.26982in" svg:height="0.40391in">
          <draw:text-box>
            <text:p text:style-name="a603" text:class-names="" text:cond-style-name=""><text:span text:style-name="a601" text:class-names="">dataInHandled</text:span><text:span text:style-name="a602" text:class-names=""/></text:p>
          </draw:text-box>
          <svg:title/>
          <svg:desc/>
        </draw:frame>
        <draw:connector draw:type="line" svg:x1="3.50802in" svg:y1="-4.01417in" svg:x2="4.67461in" svg:y2="-4.01107in" draw:end-shape="id183" draw:end-glue-point="3" draw:id="id184" draw:style-name="a606" draw:name="Rett pilkobling 47">
          <svg:title/>
          <svg:desc/>
        </draw:connector>
        <draw:frame draw:id="id183" draw:style-name="a610" draw:name="TekstSylinder 48" svg:x="4.67461in" svg:y="-4.21302in" svg:width="2.18648in" svg:height="0.40391in">
          <draw:text-box>
            <text:p text:style-name="a609" text:class-names="" text:cond-style-name=""><text:span text:style-name="a607" text:class-names="">dataOutReady</text:span><text:span text:style-name="a608" text:class-names=""/></text:p>
          </draw:text-box>
          <svg:title/>
          <svg:desc/>
        </draw:frame>
        <draw:frame draw:id="id185" draw:style-name="a614" draw:name="TekstSylinder 82" svg:x="1.23438in" svg:y="-8.84407in" svg:width="1.46876in" svg:height="0.50488in">
          <draw:text-box>
            <text:p text:style-name="a613" text:class-names="" text:cond-style-name=""><text:span text:style-name="a611" text:class-names="">fifo</text:span><text:span text:style-name="a612" text:class-names=""/></text:p>
          </draw:text-box>
          <svg:title/>
          <svg:desc/>
        </draw:frame>
        <draw:frame draw:id="id186" draw:style-name="a618" draw:name="TekstSylinder 33" svg:x="-2.52846in" svg:y="-5.55321in" svg:width="1.58312in" svg:height="0.40391in">
          <draw:text-box>
            <text:p text:style-name="a617" text:class-names="" text:cond-style-name=""><text:span text:style-name="a615" text:class-names="">data_in</text:span><text:span text:style-name="a616" text:class-names=""/></text:p>
          </draw:text-box>
          <svg:title/>
          <svg:desc/>
        </draw:frame>
        <draw:frame draw:id="id187" draw:style-name="a622" draw:name="TekstSylinder 33" svg:x="-3.50068in" svg:y="-5.01707in" svg:width="2.55534in" svg:height="0.40391in">
          <draw:text-box>
            <text:p text:style-name="a621" text:class-names="" text:cond-style-name=""><text:span text:style-name="a619" text:class-names="">dataOutHandled</text:span><text:span text:style-name="a620" text:class-names=""/></text:p>
          </draw:text-box>
          <svg:title/>
          <svg:desc/>
        </draw:frame>
        <draw:frame draw:id="id188" draw:style-name="a626" draw:name="TekstSylinder 85" svg:x="-2.63957in" svg:y="-6.008in" svg:width="1.74979in" svg:height="0.40391in">
          <draw:text-box>
            <text:p text:style-name="a625" text:class-names="" text:cond-style-name=""><text:span text:style-name="a623" text:class-names="">readDataIn</text:span><text:span text:style-name="a624" text:class-names=""/></text:p>
          </draw:text-box>
          <svg:title/>
          <svg:desc/>
        </draw:frame>
        <draw:g draw:name="Gruppe 13" draw:id="id189">
          <svg:title/>
          <svg:desc/>
          <draw:custom-shape svg:x="1.89545in" svg:y="-7.17081in" svg:width="1.61538in" svg:height="1.33846in" draw:id="id201" draw:style-name="a728" draw:name="Rektangel 14">
            <svg:title/>
            <svg:desc/>
            <text:p text:style-name="a727" text:class-names="" text:cond-style-name=""><text:span text:style-name="a725" text:class-names="">Fifo.push</text:span><text:span text:style-name="a7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260" draw:style-name="a731" draw:transform="translate(-0.11979in -0.08842in) rotate(-1.5708) translate(1.98386in -6.50158in)" draw:name="Likebent trekant 15">
            <svg:title/>
            <svg:desc/>
            <text:p text:style-name="a730" text:class-names="" text:cond-style-name=""><text:span text:style-name="a72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23958in" svg:height="0.17684in" draw:id="id195" draw:style-name="a734" draw:transform="translate(-0.11979in -0.08842in) rotate(-1.5708) translate(1.99564in -6.07558in)" draw:name="Likebent trekant 15">
            <svg:title/>
            <svg:desc/>
            <text:p text:style-name="a733" text:class-names="" text:cond-style-name=""><text:span text:style-name="a73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onnector draw:type="line" svg:x1="-0.93795in" svg:y1="-6.91218in" draw:start-shape="id175" draw:start-glue-point="1" svg:x2="0.91599in" svg:y2="-6.91218in" draw:id="id190" draw:style-name="a627" draw:name="Rett linje 90">
          <svg:title/>
          <svg:desc/>
        </draw:connector>
        <draw:connector draw:type="standard" svg:x1="0.91598in" svg:y1="-6.91219in" svg:x2="1.89544in" svg:y2="-6.50828in" draw:id="id191" draw:style-name="a629" draw:name="Kobling: vinkel 91">
          <svg:title/>
          <svg:desc/>
        </draw:connector>
        <draw:connector draw:type="line" svg:x1="-0.92571in" svg:y1="-6.37995in" draw:start-shape="id177" draw:start-glue-point="1" svg:x2="0.54167in" svg:y2="-6.38179in" draw:id="id192" draw:style-name="a630" draw:name="Rett linje 92">
          <svg:title/>
          <svg:desc/>
        </draw:connector>
        <draw:connector draw:type="line" svg:x1="0.52725in" svg:y1="-6.391in" svg:x2="0.54167in" svg:y2="-5.04758in" draw:id="id193" draw:style-name="a631" draw:name="Rett linje 93">
          <svg:title/>
          <svg:desc/>
        </draw:connector>
        <draw:connector draw:type="line" svg:x1="0.54167in" svg:y1="-5.05874in" svg:x2="1.89544in" svg:y2="-5.05874in" draw:id="id194" draw:style-name="a632" draw:name="Rett linje 94">
          <svg:title/>
          <svg:desc/>
        </draw:connector>
        <draw:connector draw:type="standard" svg:x1="-0.88979in" svg:y1="-5.80604in" draw:start-shape="id188" draw:start-glue-point="1" svg:x2="1.90722in" svg:y2="-6.07558in" draw:end-shape="id195" draw:end-glue-point="2" draw:id="id196" draw:style-name="a633" draw:name="Kobling: vinkel 95">
          <svg:title/>
          <svg:desc/>
        </draw:connector>
        <draw:connector draw:type="standard" svg:x1="-0.94534in" svg:y1="-5.35125in" draw:start-shape="id186" draw:start-glue-point="1" svg:x2="1.90722in" svg:y2="-6.89477in" draw:id="id197" draw:style-name="a634" draw:name="Kobling: vinkel 96">
          <svg:title/>
          <svg:desc/>
        </draw:connector>
        <draw:connector draw:type="standard" svg:x1="2.53837in" svg:y1="-5.90595in" svg:x2="0.49139in" svg:y2="-5.06484in" draw:id="id198" draw:style-name="a635" draw:transform="translate(-1.51488in 5.4854in) rotate(-4.71239) translate(1.51488in -5.4854in)" draw:name="Kobling: vinkel 97">
          <svg:title/>
          <svg:desc/>
        </draw:connector>
        <draw:connector draw:type="standard" svg:x1="-0.94534in" svg:y1="-4.81512in" draw:start-shape="id187" draw:start-glue-point="1" svg:x2="1.90727in" svg:y2="-4.03058in" draw:end-shape="id199" draw:end-glue-point="2" draw:id="id200" draw:style-name="a636" draw:name="Kobling: vinkel 98">
          <svg:title/>
          <svg:desc/>
        </draw:connector>
        <draw:connector draw:type="line" svg:x1="2.70314in" svg:y1="-5.83235in" draw:start-shape="id201" draw:start-glue-point="2" svg:x2="2.70314in" svg:y2="-5.16475in" draw:end-shape="id178" draw:end-glue-point="0" draw:id="id202" draw:style-name="a638" draw:name="Rett linje 99">
          <svg:title/>
          <svg:desc/>
        </draw:connector>
        <draw:custom-shape svg:x="8.52777in" svg:y="-8.02628in" svg:width="4.80556in" svg:height="5.55256in" draw:id="id203" draw:style-name="a642" draw:name="Rektangel 3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645" draw:name="TekstSylinder 7" svg:x="7.24146in" svg:y="-7.11414in" svg:width="0.71015in" svg:height="0.40391in">
          <draw:text-box>
            <text:p text:style-name="a644" text:class-names="" text:cond-style-name=""><text:span text:style-name="a643" text:class-names="">CLK</text:span></text:p>
          </draw:text-box>
          <svg:title/>
          <svg:desc/>
        </draw:frame>
        <draw:g draw:name="Gruppe 13" draw:id="id205">
          <svg:title/>
          <svg:desc/>
          <draw:custom-shape svg:x="10.78501in" svg:y="-5.16475in" svg:width="1.61538in" svg:height="1.33846in" draw:id="id207" draw:style-name="a721" draw:name="Rektangel 14">
            <svg:title/>
            <svg:desc/>
            <text:p text:style-name="a720" text:class-names="" text:cond-style-name=""><text:span text:style-name="a718" text:class-names="">TX</text:span><text:span text:style-name="a7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3958in" svg:height="0.17684in" draw:id="id220" draw:style-name="a724" draw:transform="translate(-0.11979in -0.08842in) rotate(-1.5708) translate(10.87343in -4.49552in)" draw:name="Likebent trekant 15">
            <svg:title/>
            <svg:desc/>
            <text:p text:style-name="a723" text:class-names="" text:cond-style-name=""><text:span text:style-name="a72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206" draw:style-name="a649" draw:name="TekstSylinder 22" svg:x="6.82918in" svg:y="-6.5819in" svg:width="1.13468in" svg:height="0.40391in">
          <draw:text-box>
            <text:p text:style-name="a648" text:class-names="" text:cond-style-name=""><text:span text:style-name="a646" text:class-names="">Rst_n</text:span><text:span text:style-name="a647" text:class-names=""/></text:p>
          </draw:text-box>
          <svg:title/>
          <svg:desc/>
        </draw:frame>
        <draw:connector draw:type="line" svg:x1="12.40039in" svg:y1="-4.49552in" draw:start-shape="id207" draw:start-glue-point="1" svg:x2="13.56698in" svg:y2="-4.48339in" draw:end-shape="id208" draw:end-glue-point="3" draw:id="id209" draw:style-name="a651" draw:name="Rett pilkobling 41">
          <svg:title/>
          <svg:desc/>
        </draw:connector>
        <draw:frame draw:id="id208" draw:style-name="a655" draw:name="TekstSylinder 42" svg:x="13.56698in" svg:y="-4.68535in" svg:width="2.18648in" svg:height="0.40391in">
          <draw:text-box>
            <text:p text:style-name="a654" text:class-names="" text:cond-style-name=""><text:span text:style-name="a652" text:class-names="">ready</text:span><text:span text:style-name="a653" text:class-names=""/></text:p>
          </draw:text-box>
          <svg:title/>
          <svg:desc/>
        </draw:frame>
        <draw:connector draw:type="line" svg:x1="12.40039in" svg:y1="-4.89039in" svg:x2="13.56698in" svg:y2="-4.8873in" draw:end-shape="id210" draw:end-glue-point="3" draw:id="id211" draw:style-name="a657" draw:name="Rett pilkobling 47">
          <svg:title/>
          <svg:desc/>
        </draw:connector>
        <draw:frame draw:id="id210" draw:style-name="a661" draw:name="TekstSylinder 48" svg:x="13.56698in" svg:y="-5.08925in" svg:width="2.26982in" svg:height="0.40391in">
          <draw:text-box>
            <text:p text:style-name="a660" text:class-names="" text:cond-style-name=""><text:span text:style-name="a658" text:class-names="">Tx_out</text:span><text:span text:style-name="a659" text:class-names=""/></text:p>
          </draw:text-box>
          <svg:title/>
          <svg:desc/>
        </draw:frame>
        <draw:frame draw:id="id212" draw:style-name="a665" draw:name="TekstSylinder 110" svg:x="10.12394in" svg:y="-8.84407in" svg:width="1.46876in" svg:height="0.50488in">
          <draw:text-box>
            <text:p text:style-name="a664" text:class-names="" text:cond-style-name=""><text:span text:style-name="a662" text:class-names="">TX</text:span><text:span text:style-name="a663" text:class-names=""/></text:p>
          </draw:text-box>
          <svg:title/>
          <svg:desc/>
        </draw:frame>
        <draw:frame draw:id="id213" draw:style-name="a669" draw:name="TekstSylinder 33" svg:x="6.36111in" svg:y="-5.55321in" svg:width="1.58312in" svg:height="0.40391in">
          <draw:text-box>
            <text:p text:style-name="a668" text:class-names="" text:cond-style-name=""><text:span text:style-name="a666" text:class-names="">Data_in</text:span><text:span text:style-name="a667" text:class-names=""/></text:p>
          </draw:text-box>
          <svg:title/>
          <svg:desc/>
        </draw:frame>
        <draw:frame draw:id="id214" draw:style-name="a673" draw:name="TekstSylinder 112" svg:x="6.25in" svg:y="-6.008in" svg:width="1.74979in" svg:height="0.40391in">
          <draw:text-box>
            <text:p text:style-name="a672" text:class-names="" text:cond-style-name=""><text:span text:style-name="a670" text:class-names="">Send_data</text:span><text:span text:style-name="a671" text:class-names=""/></text:p>
          </draw:text-box>
          <svg:title/>
          <svg:desc/>
        </draw:frame>
        <draw:connector draw:type="line" svg:x1="7.95161in" svg:y1="-6.91219in" draw:start-shape="id204" draw:start-glue-point="1" svg:x2="9.80555in" svg:y2="-6.91219in" draw:id="id215" draw:style-name="a674" draw:name="Rett linje 113">
          <svg:title/>
          <svg:desc/>
        </draw:connector>
        <draw:connector draw:type="line" svg:x1="7.96386in" svg:y1="-6.37995in" draw:start-shape="id206" draw:start-glue-point="1" svg:x2="9.43124in" svg:y2="-6.38179in" draw:id="id216" draw:style-name="a675" draw:name="Rett linje 114">
          <svg:title/>
          <svg:desc/>
        </draw:connector>
        <draw:connector draw:type="line" svg:x1="9.41682in" svg:y1="-6.391in" svg:x2="9.43124in" svg:y2="-5.04758in" draw:id="id217" draw:style-name="a676" draw:name="Rett linje 115">
          <svg:title/>
          <svg:desc/>
        </draw:connector>
        <draw:connector draw:type="line" svg:x1="9.43124in" svg:y1="-5.05874in" svg:x2="10.78501in" svg:y2="-5.05874in" draw:id="id218" draw:style-name="a677" draw:name="Rett linje 116">
          <svg:title/>
          <svg:desc/>
        </draw:connector>
        <draw:connector draw:type="line" svg:x1="9.80555in" svg:y1="-6.91219in" svg:x2="9.80555in" svg:y2="-4.52281in" draw:id="id219" draw:style-name="a678" draw:name="Rett linje 117">
          <svg:title/>
          <svg:desc/>
        </draw:connector>
        <draw:connector draw:type="line" svg:x1="9.80555in" svg:y1="-4.52281in" svg:x2="10.78501in" svg:y2="-4.49552in" draw:end-shape="id220" draw:end-glue-point="2" draw:id="id221" draw:style-name="a679" draw:name="Rett linje 118">
          <svg:title/>
          <svg:desc/>
        </draw:connector>
        <draw:connector draw:type="line" svg:x1="7.99978in" svg:y1="-5.80604in" draw:start-shape="id214" draw:start-glue-point="1" svg:x2="9.13888in" svg:y2="-5.81795in" draw:id="id222" draw:style-name="a680" draw:name="Rett linje 119">
          <svg:title/>
          <svg:desc/>
        </draw:connector>
        <draw:connector draw:type="line" svg:x1="9.13888in" svg:y1="-5.77628in" svg:x2="9.13888in" svg:y2="-4.28144in" draw:id="id223" draw:style-name="a681" draw:name="Rett linje 120">
          <svg:title/>
          <svg:desc/>
        </draw:connector>
        <draw:connector draw:type="line" svg:x1="9.13888in" svg:y1="-4.28144in" svg:x2="10.78501in" svg:y2="-4.28144in" draw:id="id224" draw:style-name="a682" draw:name="Rett linje 121">
          <svg:title/>
          <svg:desc/>
        </draw:connector>
        <draw:connector draw:type="line" svg:x1="7.94422in" svg:y1="-5.35125in" draw:start-shape="id213" draw:start-glue-point="1" svg:x2="8.74999in" svg:y2="-5.35962in" draw:id="id225" draw:style-name="a683" draw:name="Rett linje 122">
          <svg:title/>
          <svg:desc/>
        </draw:connector>
        <draw:connector draw:type="line" svg:x1="8.80555in" svg:y1="-5.39292in" svg:x2="8.80555in" svg:y2="-4.05406in" draw:id="id226" draw:style-name="a684" draw:name="Rett linje 123">
          <svg:title/>
          <svg:desc/>
        </draw:connector>
        <draw:connector draw:type="line" svg:x1="8.74999in" svg:y1="-4.06795in" svg:x2="10.78501in" svg:y2="-4.06795in" draw:id="id227" draw:style-name="a685" draw:name="Rett linje 124">
          <svg:title/>
          <svg:desc/>
        </draw:connector>
        <draw:connector draw:type="line" svg:x1="-10.4754in" svg:y1="-7.01298in" svg:x2="-10.53563in" svg:y2="-9.39583in" draw:id="id228" draw:style-name="a686" draw:name="Rett linje 126">
          <svg:title/>
          <svg:desc/>
        </draw:connector>
        <draw:connector draw:type="line" svg:x1="-10.55874in" svg:y1="-9.3922in" svg:x2="-2.37146in" svg:y2="-9.35829in" draw:id="id229" draw:style-name="a687" draw:name="Rett linje 128">
          <svg:title/>
          <svg:desc/>
        </draw:connector>
        <draw:connector draw:type="line" svg:x1="-2.37146in" svg:y1="-9.39583in" svg:x2="-2.37146in" svg:y2="-6.93443in" draw:id="id230" draw:style-name="a688" draw:name="Rett linje 130">
          <svg:title/>
          <svg:desc/>
        </draw:connector>
        <draw:connector draw:type="line" svg:x1="-2.41273in" svg:y1="-6.923in" svg:x2="-1.6481in" svg:y2="-6.91218in" draw:end-shape="id175" draw:end-glue-point="3" draw:id="id231" draw:style-name="a689" draw:name="Rett linje 132">
          <svg:title/>
          <svg:desc/>
        </draw:connector>
        <draw:connector draw:type="line" svg:x1="-11.23755in" svg:y1="-3.79427in" draw:start-shape="id158" draw:start-glue-point="3" svg:x2="-11.62146in" svg:y2="-3.79427in" draw:id="id232" draw:style-name="a690" draw:name="Rett linje 135">
          <svg:title/>
          <svg:desc/>
        </draw:connector>
        <draw:connector draw:type="line" svg:x1="-11.56093in" svg:y1="-3.79427in" svg:x2="-11.62146in" svg:y2="-9.79167in" draw:id="id233" draw:style-name="a691" draw:name="Rett linje 137">
          <svg:title/>
          <svg:desc/>
        </draw:connector>
        <draw:connector draw:type="line" svg:x1="-11.6446in" svg:y1="-9.58429in" svg:x2="-2.70789in" svg:y2="-9.58429in" draw:id="id234" draw:style-name="a692" draw:name="Rett linje 139">
          <svg:title/>
          <svg:desc/>
        </draw:connector>
        <draw:connector draw:type="line" svg:x1="-2.63957in" svg:y1="-9.58429in" svg:x2="-2.60511in" svg:y2="-6.42708in" draw:id="id235" draw:style-name="a693" draw:name="Rett linje 143">
          <svg:title/>
          <svg:desc/>
        </draw:connector>
        <draw:connector draw:type="line" svg:x1="-2.56734in" svg:y1="-6.42708in" svg:x2="-2.06038in" svg:y2="-6.37995in" draw:end-shape="id177" draw:end-glue-point="3" draw:id="id236" draw:style-name="a694" draw:name="Rett linje 146">
          <svg:title/>
          <svg:desc/>
        </draw:connector>
        <draw:connector draw:type="line" svg:x1="-2.63957in" svg:y1="-9.58429in" svg:x2="6.29714in" svg:y2="-9.58429in" draw:id="id237" draw:style-name="a695" draw:name="Rett linje 147">
          <svg:title/>
          <svg:desc/>
        </draw:connector>
        <draw:connector draw:type="line" svg:x1="-2.37146in" svg:y1="-9.37525in" svg:x2="5.81581in" svg:y2="-9.34133in" draw:id="id238" draw:style-name="a696" draw:name="Rett linje 150">
          <svg:title/>
          <svg:desc/>
        </draw:connector>
        <draw:connector draw:type="line" svg:x1="5.81581in" svg:y1="-9.41456in" svg:x2="5.81581in" svg:y2="-6.95315in" draw:id="id239" draw:style-name="a697" draw:name="Rett linje 151">
          <svg:title/>
          <svg:desc/>
        </draw:connector>
        <draw:connector draw:type="line" svg:x1="5.77454in" svg:y1="-6.94173in" svg:x2="7.24146in" svg:y2="-6.91219in" draw:end-shape="id204" draw:end-glue-point="3" draw:id="id240" draw:style-name="a698" draw:name="Rett linje 152">
          <svg:title/>
          <svg:desc/>
        </draw:connector>
        <draw:connector draw:type="line" svg:x1="6.26268in" svg:y1="-9.58429in" svg:x2="6.29714in" svg:y2="-6.42708in" draw:id="id241" draw:style-name="a699" draw:name="Rett linje 170">
          <svg:title/>
          <svg:desc/>
        </draw:connector>
        <draw:connector draw:type="line" svg:x1="6.21347in" svg:y1="-6.4119in" svg:x2="6.82918in" svg:y2="-6.37995in" draw:end-shape="id206" draw:end-glue-point="3" draw:id="id242" draw:style-name="a700" draw:name="Rett linje 172">
          <svg:title/>
          <svg:desc/>
        </draw:connector>
        <draw:connector draw:type="line" svg:x1="-3.16734in" svg:y1="-5.81795in" svg:x2="-2.63957in" svg:y2="-5.80604in" draw:end-shape="id188" draw:end-glue-point="3" draw:id="id243" draw:style-name="a701" draw:name="Rett linje 173">
          <svg:title/>
          <svg:desc/>
        </draw:connector>
        <draw:connector draw:type="line" svg:x1="-3.11489in" svg:y1="-5.79163in" svg:x2="-3.11641in" svg:y2="-4.15037in" draw:id="id244" draw:style-name="a702" draw:name="Rett linje 176">
          <svg:title/>
          <svg:desc/>
        </draw:connector>
        <draw:connector draw:type="line" svg:x1="-3.61684in" svg:y1="-4.16228in" svg:x2="-3.08907in" svg:y2="-4.15037in" draw:id="id245" draw:style-name="a703" draw:name="Rett linje 177">
          <svg:title/>
          <svg:desc/>
        </draw:connector>
        <draw:connector draw:type="line" svg:x1="-3.3473in" svg:y1="-5.35962in" svg:x2="-2.63957in" svg:y2="-5.39292in" draw:id="id246" draw:style-name="a704" draw:name="Rett linje 180">
          <svg:title/>
          <svg:desc/>
        </draw:connector>
        <draw:connector draw:type="line" svg:x1="-3.35412in" svg:y1="-5.35962in" svg:x2="-3.36094in" svg:y2="-4.61148in" draw:id="id247" draw:style-name="a705" draw:name="Rett linje 181">
          <svg:title/>
          <svg:desc/>
        </draw:connector>
        <draw:connector draw:type="line" svg:x1="-3.86137in" svg:y1="-4.62338in" svg:x2="-3.33359in" svg:y2="-4.61148in" draw:id="id248" draw:style-name="a706" draw:name="Rett linje 182">
          <svg:title/>
          <svg:desc/>
        </draw:connector>
        <draw:connector draw:type="line" svg:x1="6.72244in" svg:y1="-5.77628in" svg:x2="6.45343in" svg:y2="-5.77628in" draw:id="id249" draw:style-name="a707" draw:name="Rett linje 186">
          <svg:title/>
          <svg:desc/>
        </draw:connector>
        <draw:connector draw:type="line" svg:x1="6.45343in" svg:y1="-5.79163in" svg:x2="6.56124in" svg:y2="-3.91079in" draw:id="id250" draw:style-name="a708" draw:name="Rett linje 187">
          <svg:title/>
          <svg:desc/>
        </draw:connector>
        <draw:connector draw:type="line" svg:x1="6.32627in" svg:y1="-3.92777in" svg:x2="6.56124in" svg:y2="-3.92777in" draw:id="id251" draw:style-name="a709" draw:name="Rett linje 188">
          <svg:title/>
          <svg:desc/>
        </draw:connector>
        <draw:connector draw:type="line" svg:x1="6.83371in" svg:y1="-5.34668in" svg:x2="7.01662in" svg:y2="-5.34556in" draw:id="id252" draw:style-name="a710" draw:name="Rett linje 201">
          <svg:title/>
          <svg:desc/>
        </draw:connector>
        <draw:connector draw:type="line" svg:x1="6.8385in" svg:y1="-5.35962in" svg:x2="6.86907in" svg:y2="-4.32867in" draw:id="id253" draw:style-name="a711" draw:name="Rett linje 202">
          <svg:title/>
          <svg:desc/>
        </draw:connector>
        <draw:connector draw:type="line" svg:x1="5.88365in" svg:y1="-4.37864in" svg:x2="6.89457in" svg:y2="-4.34266in" draw:id="id254" draw:style-name="a712" draw:name="Rett linje 203">
          <svg:title/>
          <svg:desc/>
        </draw:connector>
        <draw:connector draw:type="line" svg:x1="-2.93788in" svg:y1="-1.84775in" svg:x2="14.89914in" svg:y2="-1.72778in" draw:id="id255" draw:style-name="a713" draw:name="Rett linje 207">
          <svg:title/>
          <svg:desc/>
        </draw:connector>
        <draw:connector draw:type="line" svg:x1="14.849in" svg:y1="-4.49552in" svg:x2="14.97946in" svg:y2="-1.72778in" draw:id="id256" draw:style-name="a714" draw:name="Rett linje 208">
          <svg:title/>
          <svg:desc/>
        </draw:connector>
        <draw:connector draw:type="line" svg:x1="-2.88285in" svg:y1="-4.76819in" svg:x2="-2.88285in" svg:y2="-1.84775in" draw:id="id257" draw:style-name="a715" draw:name="Rett linje 209">
          <svg:title/>
          <svg:desc/>
        </draw:connector>
        <draw:connector draw:type="line" svg:x1="14.30187in" svg:y1="-4.48355in" svg:x2="14.849in" svg:y2="-4.44758in" draw:id="id258" draw:style-name="a716" draw:name="Rett linje 212">
          <svg:title/>
          <svg:desc/>
        </draw:connector>
        <draw:connector draw:type="line" svg:x1="-2.84129in" svg:y1="-4.77237in" svg:x2="-2.75217in" svg:y2="-4.77824in" draw:id="id259" draw:style-name="a717" draw:name="Rett linje 21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364" svg:viewBox="0 0 20 30" svg:d="m10 0-10 30h20z"/>
    <draw:marker draw:name="a423" svg:viewBox="0 0 20 30" svg:d="m10 0-10 30h20z"/>
    <draw:marker draw:name="a561" svg:viewBox="0 0 20 30" svg:d="m10 0-10 30h20z"/>
    <draw:marker draw:name="a599" svg:viewBox="0 0 20 30" svg:d="m10 0-10 30h20z"/>
    <draw:marker draw:name="a656" svg:viewBox="0 0 20 30" svg:d="m10 0-10 30h20z"/>
    <draw:marker draw:name="a628" svg:viewBox="0 0 20 30" svg:d="m10 0-10 30h20z"/>
    <draw:marker draw:name="a537" svg:viewBox="0 0 20 30" svg:d="m10 0-10 30h20z"/>
    <draw:marker draw:name="a446" svg:viewBox="0 0 20 30" svg:d="m10 0-10 30h20z"/>
    <draw:marker draw:name="a411" svg:viewBox="0 0 20 30" svg:d="m10 0-10 30h20z"/>
    <draw:marker draw:name="a357" svg:viewBox="0 0 20 30" svg:d="m10 0-10 30h20z"/>
    <draw:marker draw:name="a495" svg:viewBox="0 0 20 30" svg:d="m10 0-10 30h20z"/>
    <draw:marker draw:name="a554" svg:viewBox="0 0 20 30" svg:d="m10 0-10 30h20z"/>
    <draw:marker draw:name="a359" svg:viewBox="0 0 20 30" svg:d="m10 0-10 30h20z"/>
    <draw:marker draw:name="a417" svg:viewBox="0 0 20 30" svg:d="m10 0-10 30h20z"/>
    <draw:marker draw:name="a556" svg:viewBox="0 0 20 30" svg:d="m10 0-10 30h20z"/>
    <draw:marker draw:name="a375" svg:viewBox="0 0 20 30" svg:d="m10 0-10 30h20z"/>
    <draw:marker draw:name="a340" svg:viewBox="0 0 20 30" svg:d="m10 0-10 30h20z"/>
    <draw:marker draw:name="a572" svg:viewBox="0 0 20 30" svg:d="m10 0-10 30h20z"/>
    <draw:marker draw:name="a345" svg:viewBox="0 0 20 30" svg:d="m10 0-10 30h20z"/>
    <draw:marker draw:name="a542" svg:viewBox="0 0 20 30" svg:d="m10 0-10 30h20z"/>
    <draw:marker draw:name="a489" svg:viewBox="0 0 20 30" svg:d="m10 0-10 30h20z"/>
    <draw:marker draw:name="a605" svg:viewBox="0 0 20 30" svg:d="m10 0-10 30h20z"/>
    <draw:marker draw:name="a593" svg:viewBox="0 0 20 30" svg:d="m10 0-10 30h20z"/>
    <draw:marker draw:name="a650" svg:viewBox="0 0 20 30" svg:d="m10 0-10 30h20z"/>
    <draw:stroke-dash draw:name="a641" draw:style="rect" draw:dots1="1" draw:dots1-length="0.05903in" draw:distance="0.05903in"/>
    <draw:stroke-dash draw:name="a402" draw:style="rect" draw:dots1="1" draw:dots1-length="0.05903in" draw:distance="0.05903in"/>
    <draw:stroke-dash draw:name="a637" draw:display-name="SysDot" draw:style="rect" draw:dots1="1" draw:dots1-length="0.08333in" draw:dots2="0" draw:dots2-length="0in" draw:distance="0.08333in"/>
    <draw:stroke-dash draw:name="a455" draw:display-name="SysDot" draw:style="rect" draw:dots1="1" draw:dots1-length="0.08333in" draw:dots2="0" draw:dots2-length="0in" draw:distance="0.08333in"/>
    <draw:stroke-dash draw:name="a535" draw:style="rect" draw:dots1="1" draw:dots1-length="0.05903in" draw:distance="0.05903in"/>
    <draw:stroke-dash draw:name="a338" draw:style="rect" draw:dots1="1" draw:dots1-length="0.05903in" draw:distance="0.05903in"/>
    <draw:stroke-dash draw:name="a480" draw:style="rect" draw:dots1="1" draw:dots1-length="0.05903in" draw:distance="0.05903in"/>
    <draw:stroke-dash draw:name="a584" draw:style="rect" draw:dots1="1" draw:dots1-length="0.05903in" draw:distance="0.0590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ssholder for tit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k for å redigere tittelstil</text:span></text:p>
        </draw:text-box>
        <svg:title/>
        <svg:desc/>
      </draw:frame>
      <draw:frame draw:id="id1" presentation:style-name="a19" draw:name="Plassholder f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 for å redigere tekststiler i mal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re ni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å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ssholder for dato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.11.2023</text:date></text:span></text:p>
        </draw:text-box>
        <svg:title/>
        <svg:desc/>
      </draw:frame>
      <draw:frame draw:id="id3" presentation:style-name="a26" draw:name="Plassholder for bunn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ssholder for lysbilde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tellysbilde" style:page-layout-name="pageLayout1" draw:style-name="a30">
      <draw:frame draw:id="id5" presentation:style-name="a33" draw:name="Tit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k for å redigere tittelstil</text:span></text:p>
        </draw:text-box>
        <svg:title/>
        <svg:desc/>
      </draw:frame>
      <draw:frame draw:id="id6" presentation:style-name="a36" draw:name="Undertit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 for å redigere undertittelstil i malen</text:span></text:p>
        </draw:text-box>
        <svg:title/>
        <svg:desc/>
      </draw:frame>
      <draw:frame draw:id="id7" presentation:style-name="a40" draw:name="Plassholder for dato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3.11.2023</text:date></text:span></text:p>
        </draw:text-box>
        <svg:title/>
        <svg:desc/>
      </draw:frame>
      <draw:frame draw:id="id8" presentation:style-name="a43" draw:name="Plassholder for bunn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ssholder for lysbilde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tel-og-innhold" style:page-layout-name="pageLayout1" draw:style-name="a47">
      <draw:frame draw:id="id10" presentation:style-name="a50" draw:name="Tit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k for å redigere tittelstil</text:span></text:p>
        </draw:text-box>
        <svg:title/>
        <svg:desc/>
      </draw:frame>
      <draw:frame draw:id="id11" presentation:style-name="a66" draw:name="Plassholder for innhol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 for å redigere tekststiler i mal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Andre nivå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ssholder for dato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3.11.2023</text:date></text:span></text:p>
        </draw:text-box>
        <svg:title/>
        <svg:desc/>
      </draw:frame>
      <draw:frame draw:id="id13" presentation:style-name="a73" draw:name="Plassholder for bunn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ssholder for lysbilde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Deloverskrift" style:page-layout-name="pageLayout1" draw:style-name="a77">
      <draw:frame draw:id="id15" presentation:style-name="a80" draw:name="Tit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k for å redigere tittelstil</text:span></text:p>
        </draw:text-box>
        <svg:title/>
        <svg:desc/>
      </draw:frame>
      <draw:frame draw:id="id16" presentation:style-name="a84" draw:name="Plassholder f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88" draw:name="Plassholder for dato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3.11.2023</text:date></text:span></text:p>
        </draw:text-box>
        <svg:title/>
        <svg:desc/>
      </draw:frame>
      <draw:frame draw:id="id18" presentation:style-name="a91" draw:name="Plassholder for bunn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ssholder for lysbilde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o-innholdsdeler" style:page-layout-name="pageLayout1" draw:style-name="a95">
      <draw:frame draw:id="id20" presentation:style-name="a98" draw:name="Tit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k for å redigere tittelstil</text:span></text:p>
        </draw:text-box>
        <svg:title/>
        <svg:desc/>
      </draw:frame>
      <draw:frame draw:id="id21" presentation:style-name="a114" draw:name="Plassholder for innhol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 for å redigere tekststiler i mal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Andre nivå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ssholder for innhol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ssholder for dato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3.11.2023</text:date></text:span></text:p>
        </draw:text-box>
        <svg:title/>
        <svg:desc/>
      </draw:frame>
      <draw:frame draw:id="id24" presentation:style-name="a137" draw:name="Plassholder for bunn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ssholder for lysbilde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Sammenligning" style:page-layout-name="pageLayout1" draw:style-name="a141">
      <draw:frame draw:id="id26" presentation:style-name="a144" draw:name="Tit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k for å redigere tittelstil</text:span></text:p>
        </draw:text-box>
        <svg:title/>
        <svg:desc/>
      </draw:frame>
      <draw:frame draw:id="id27" presentation:style-name="a148" draw:name="Plassholder f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64" draw:name="Plassholder for innhol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 for å redigere tekststiler i mal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Andre nivå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ssholder f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184" draw:name="Plassholder for innhol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 for å redigere tekststiler i mal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Andre nivå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ssholder for dato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3.11.2023</text:date></text:span></text:p>
        </draw:text-box>
        <svg:title/>
        <svg:desc/>
      </draw:frame>
      <draw:frame draw:id="id32" presentation:style-name="a191" draw:name="Plassholder for bunn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ssholder for lysbilde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Bare-tittel" style:page-layout-name="pageLayout1" draw:style-name="a195">
      <draw:frame draw:id="id34" presentation:style-name="a198" draw:name="Tit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k for å redigere tittelstil</text:span></text:p>
        </draw:text-box>
        <svg:title/>
        <svg:desc/>
      </draw:frame>
      <draw:frame draw:id="id35" presentation:style-name="a202" draw:name="Plassholder for dato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3.11.2023</text:date></text:span></text:p>
        </draw:text-box>
        <svg:title/>
        <svg:desc/>
      </draw:frame>
      <draw:frame draw:id="id36" presentation:style-name="a205" draw:name="Plassholder for bunn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ssholder for lysbilde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t" style:page-layout-name="pageLayout1" draw:style-name="a209">
      <draw:frame draw:id="id38" presentation:style-name="a213" draw:name="Plassholder for dato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3.11.2023</text:date></text:span></text:p>
        </draw:text-box>
        <svg:title/>
        <svg:desc/>
      </draw:frame>
      <draw:frame draw:id="id39" presentation:style-name="a216" draw:name="Plassholder for bunn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ssholder for lysbilde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nhold-med-tekst" style:page-layout-name="pageLayout1" draw:style-name="a220">
      <draw:frame draw:id="id41" presentation:style-name="a223" draw:name="Tit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k for å redigere tittelstil</text:span></text:p>
        </draw:text-box>
        <svg:title/>
        <svg:desc/>
      </draw:frame>
      <draw:frame draw:id="id42" presentation:style-name="a239" draw:name="Plassholder for innhol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 for å redigere tekststiler i mal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Andre nivå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edje nivå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ssholder f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47" draw:name="Plassholder for dato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3.11.2023</text:date></text:span></text:p>
        </draw:text-box>
        <svg:title/>
        <svg:desc/>
      </draw:frame>
      <draw:frame draw:id="id45" presentation:style-name="a250" draw:name="Plassholder for bunn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ssholder for lysbilde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e-med-tekst" style:page-layout-name="pageLayout1" draw:style-name="a254">
      <draw:frame draw:id="id47" presentation:style-name="a257" draw:name="Tit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k for å redigere tittelstil</text:span></text:p>
        </draw:text-box>
        <svg:title/>
        <svg:desc/>
      </draw:frame>
      <draw:frame draw:id="id48" presentation:style-name="a260" draw:name="Plassholder for bild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ssholder f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268" draw:name="Plassholder for dato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3.11.2023</text:date></text:span></text:p>
        </draw:text-box>
        <svg:title/>
        <svg:desc/>
      </draw:frame>
      <draw:frame draw:id="id51" presentation:style-name="a271" draw:name="Plassholder for bunn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ssholder for lysbilde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Loddrett-tekst" style:page-layout-name="pageLayout1" draw:style-name="a275">
      <draw:frame draw:id="id53" presentation:style-name="a278" draw:name="Tit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k for å redigere tittelstil</text:span></text:p>
        </draw:text-box>
        <svg:title/>
        <svg:desc/>
      </draw:frame>
      <draw:frame draw:id="id54" presentation:style-name="a294" draw:name="Plassholder for loddrett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 for å redigere tekststiler i mal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Andre nivå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edje nivå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ssholder for dato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3.11.2023</text:date></text:span></text:p>
        </draw:text-box>
        <svg:title/>
        <svg:desc/>
      </draw:frame>
      <draw:frame draw:id="id56" presentation:style-name="a301" draw:name="Plassholder for bunn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ssholder for lysbilde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drett-tittel-og-tekst" style:page-layout-name="pageLayout1" draw:style-name="a305">
      <draw:frame draw:id="id58" presentation:style-name="a308" draw:name="Loddrett tit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k for å redigere tittelstil</text:span></text:p>
        </draw:text-box>
        <svg:title/>
        <svg:desc/>
      </draw:frame>
      <draw:frame draw:id="id59" presentation:style-name="a324" draw:name="Plassholder for loddrett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 for å redigere tekststiler i mal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Andre nivå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ssholder for dato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3.11.2023</text:date></text:span></text:p>
        </draw:text-box>
        <svg:title/>
        <svg:desc/>
      </draw:frame>
      <draw:frame draw:id="id61" presentation:style-name="a331" draw:name="Plassholder for bunn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ssholder for lysbilde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sjon</dc:title>
    <meta:initial-creator>Georg Bøni Hofstad</meta:initial-creator>
    <dc:creator>Georg Bøni Hofstad</dc:creator>
    <meta:creation-date>2023-11-03T13:01:03Z</meta:creation-date>
    <dc:date>2023-11-07T12:52:47Z</dc:date>
    <meta:template xlink:href="Office%202013%20-%202022%20Theme" xlink:type="simple"/>
    <meta:editing-cycles>4</meta:editing-cycles>
    <meta:editing-duration>PT344959S</meta:editing-duration>
    <meta:document-statistic meta:paragraph-count="58" meta:word-count="118"/>
  </office:meta>
</office:document-meta>
</file>